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b92" officeooo:paragraph-rsid="00186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úblico Objetivo:</text:p>
      <text:p text:style-name="P1"/>
      <text:p text:style-name="P1">Demográficos<text:tab/><text:tab/><text:tab/><text:tab/>Ubicación<text:tab/><text:tab/>Psicográficos</text:p>
      <text:p text:style-name="P1"/>
      <text:p text:style-name="P1">30 a 70 años de edad<text:tab/><text:tab/><text:tab/>País México<text:tab/><text:tab/>Clase social Media Alta</text:p>
      <text:p text:style-name="P1">Cualquier sexo</text:p>
      <text:p text:style-name="P1">Cualquier estado civil</text:p>
      <text:p text:style-name="P1">Nivel educativo: universidad</text:p>
      <text:p text:style-name="P1">Ingreso de 200000 o má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1:36.055627241</meta:creation-date>
    <dc:date>2022-02-25T20:14:12.197921998</dc:date>
    <meta:editing-duration>PT2M36S</meta:editing-duration>
    <meta:editing-cycles>1</meta:editing-cycles>
    <meta:document-statistic meta:table-count="0" meta:image-count="0" meta:object-count="0" meta:page-count="1" meta:paragraph-count="7" meta:word-count="30" meta:character-count="203" meta:non-whitespace-character-count="173"/>
    <meta:generator>LibreOffice/7.2.5.2$Linux_X86_64 LibreOffice_project/20$Build-2</meta:generator>
  </office:meta>
</office:document-meta>
</file>